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63c" officeooo:paragraph-rsid="001d763c"/>
    </style:style>
    <style:style style:name="P2" style:family="paragraph" style:parent-style-name="Standard">
      <style:text-properties officeooo:rsid="001dc514" officeooo:paragraph-rsid="001dc514"/>
    </style:style>
    <style:style style:name="P3" style:family="paragraph" style:parent-style-name="Standard">
      <style:text-properties officeooo:rsid="001ee217" officeooo:paragraph-rsid="001ee217"/>
    </style:style>
    <style:style style:name="P4" style:family="paragraph" style:parent-style-name="Standard">
      <style:text-properties officeooo:rsid="001f157b" officeooo:paragraph-rsid="001f157b"/>
    </style:style>
    <style:style style:name="P5" style:family="paragraph" style:parent-style-name="Standard">
      <style:text-properties officeooo:rsid="00207d38" officeooo:paragraph-rsid="00207d38"/>
    </style:style>
    <style:style style:name="P6" style:family="paragraph" style:parent-style-name="Standard">
      <style:text-properties officeooo:rsid="0020b355" officeooo:paragraph-rsid="0020b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 -d (no entra en los directorios)</text:p>
      <text:p text:style-name="P2">ls -I (busca lo contrario a lo que buscas)</text:p>
      <text:p text:style-name="P3">pero si quiers que no entre en los directorios y sea diferente a lo que buscas no puedes usar -Id por que -d anula -I</text:p>
      <text:p text:style-name="P3"/>
      <text:p text:style-name="P4">ls directorio | grep -v [a-n]^ → -v hace que se busque lo contrario a [a-n]</text:p>
      <text:p text:style-name="P4"/>
      <text:p text:style-name="P5">copiar un directorio entero: cp -r origen destino</text:p>
      <text:p text:style-name="P6">para crear un directorio en arbol: mkdir -p Prueba1/Prueba2 → crea Prueba1 y despues Prueba2 dentro de Prueba1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09:35:48.609164220</meta:creation-date>
    <dc:date>2023-03-16T09:54:24.665697776</dc:date>
    <meta:editing-duration>PT18M3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6" meta:word-count="83" meta:character-count="428" meta:non-whitespace-character-count="351"/>
  </office:meta>
</office:document-meta>
</file>